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C230000004BCB1EAB5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size="14pt" fo:font-weight="bold" style:font-size-asian="14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filing Report:</text:p>
      <text:p text:style-name="P1"/>
      <text:p text:style-name="P1">1)Number of functions calls is less in release part as compared to that of debug part. In both the parts, the function b2Vec2::b2Vec2(float, float) is called for the maximum number of times. It is called 140000000 times in the release part whereas it is called 150000000 times in the debug part. Though these numbers though these numbers do not differ drastically, the time taken by this function in release part is 0.14 seconds whereas it is 0.23 seconds in debug form. This means, optimization worked in the release part and reduced the number of function calls may be replacing the function calls by actual function code. </text:p>
      <text:p text:style-name="P1"/>
      <text:p text:style-name="Standard"><text:span text:style-name="T1">2)When run</text:span> in debug mode, speed of simulation is slower than when run in release part. When simulations steps per frame was 50, one of the ball was not able to climb a fixed wedge in debug part whereas it easily climbed it in the release part. This is because, in the debug part, time taken to calculate the next state of body is more hence the speed of ball is decreased. </text:p>
      <text:p text:style-name="Standard"/>
      <text:p text:style-name="Standard">3)Number of functions calls for constructors are drastically lesser in the release part as compared to debug part. This indicates that optimization flags work on constructors . </text:p>
      <text:p text:style-name="Standard"/>
      <text:p text:style-name="Standard">4)In both mode, the function b2World::SolveTOI(b2TimeStep const&amp;) takes maximum time. In this function, time of impact is solved iteratively. In our design, we implemented water in hydraulic lift using small (750) particles (balls) which keep colliding once disturbed for long time, hence we can reduce friction coefficient and density of those particle to zero and one respectively. It will make calculation easy and take less time.</text:p>
      <text:p text:style-name="P1"/>
      <text:p text:style-name="P1">5)Even after optimization, the function SolveVelocityConstraints() takes most time. We can do the following </text:p>
      <text:p text:style-name="P1">optimization in the code for the function in Box2d library: </text:p>
      <text:p text:style-name="P1"/>
      <text:p text:style-name="P1">In the function, SolveVelocityConstraints() of the Box2d library from the Dynamic/Contacts/b2ContactSolver.cpp file, there are many situations where a variable is defined which is used only once later in that loop. We could directly use the value instead of declaring the variable. </text:p>
      <text:p text:style-name="P1"/>
      <text:p text:style-name="P1">For example, in line 321, </text:p>
      <text:p text:style-name="P1"/>
      <text:p text:style-name="P1">b2Vec2 dv = vB + b2Cross(wB, vcp-&gt; rB) - vA - b2Cross(wA, vcp-&gt;rA); </text:p>
      <text:p text:style-name="P1">a variable dv is defined which is used only once in line 324, </text:p>
      <text:p text:style-name="P1">float32 vt = b2Dot(dv, tangent) – vc-&gt;tangentSpeed; </text:p>
      <text:p text:style-name="P1"/>
      <text:p text:style-name="P1">instead we could directly write </text:p>
      <text:p text:style-name="P1">float32 vt = b2Dot(vB + b2Cross(wB, vcp-&gt;rB) - vA - b2Cross(wA, vcp-&gt;rA), tangent) - vc-&gt; tangentSpeed; and remove the definition of dv altogether. Same optimization can be done in line number 349 too. Since this function solveVelocityConstraints() is the function that takes most of the time, optimizations in it can be useful. </text:p>
      <text:p text:style-name="P1"/>
      <text:p text:style-name="P1"/>
      <text:p text:style-name="P1"/>
      <text:p text:style-name="P1"/>
      <text:p text:style-name="P1"><text:soft-page-break/><text:span text:style-name="T2">Analysis of call graph</text:span> </text:p>
      <text:p text:style-name="P1"/>
      <text:p text:style-name="Standard"><text:span text:style-name="T1">1) </text:span>The <text:span text:style-name="Definition">call graph</text:span> shows how much time was spent in each function and its children. Call graphs obtained in both the parts, shows that the function b2Fixture::Dump(int) calls its other functions namely b2Vec2::b2Vec2(float, float), operator+(b2Vec2 const&amp;, b2Vec2 const&amp;), operator*(float,b2Vec2 const&amp;) several number of times.</text:p>
      <text:p text:style-name="Standard"/>
      <text:p text:style-name="Standard"/>
      <text:p text:style-name="Standard">*******************Images for the both call graphs********************</text:p>
      <text:p text:style-name="Standard"/>
      <text:p text:style-name="Standard">2) When run for the small number of iterations , the call graph of release part has only one level while the call graph of debug part contains multiple levels. This indicates that while optimizing, function calls are replaced by the code of that function giving the single level graph. </text:p>
      <text:p text:style-name="Standard"/>
      <text:p text:style-name="Standard"/>
      <text:p text:style-name="Standard"><draw:frame draw:style-name="fr1" draw:name="graphics1" text:anchor-type="paragraph" svg:width="7.8256in" svg:height="0.7272in" draw:z-index="0"><draw:image xlink:href="Pictures/1000000000000C230000004BCB1EAB55.png" xlink:type="simple" xlink:show="embed" xlink:actuate="onLoad"/></draw:frame>call graph for small number of iterations </text:p>
      <text:p text:style-name="Standard"/>
      <text:p text:style-name="Standard">Here the function b2ContactSolver::SolveVelocityConstraints() (and not b2World::SolveTOI(b2TimeStep const&amp;) ) takes maximum time because, due to small number of iterations collisions of particles of water are not considered as water equilibrium is disturbed much later.</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efinition"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rosoft </meta:initial-creator>
    <meta:creation-date>2013-04-07T15:33:36</meta:creation-date>
    <dc:date>2013-04-07T21:28:27</dc:date>
    <dc:creator>Microsoft </dc:creator>
    <meta:editing-duration>PT4H17M8S</meta:editing-duration>
    <meta:editing-cycles>25</meta:editing-cycles>
    <meta:generator>LibreOffice/3.5$Linux_x86 LibreOffice_project/350m1$Build-2</meta:generator>
    <meta:document-statistic meta:table-count="0" meta:image-count="1" meta:object-count="0" meta:page-count="2" meta:paragraph-count="20" meta:word-count="579" meta:character-count="3661" meta:non-whitespace-character-count="3087"/>
  </office:meta>
</office:document-meta>
</file>